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ARGAS AUQUIPUMA, LEONAR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902676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K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701317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ARGAS AUQUPUMA LEONARD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902676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0 003 67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/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9/08/2021</text:p>
          </table:table-cell>
          <table:table-cell table:style-name="Tabla2.A3" office:value-type="string">
            <text:p text:style-name="P16">781491</text:p>
          </table:table-cell>
          <table:table-cell table:style-name="Tabla2.D3" office:value-type="string">
            <text:p text:style-name="P17">2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POR CONFIRMAR FECHA DE DESPACH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1T14:42:5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